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143cm" svg:x="1.50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286cm" svg:x="5.064cm" svg:y="2.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16cm" svg:height="0.993cm" svg:x="15.62cm" svg:y="7.0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999cm" svg:height="0.999cm" svg:x="4.406cm" svg:y="9.27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976cm" svg:height="1.24cm" svg:x="2.169cm" svg:y="7.0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3" draw:layer="layout" svg:width="6.35cm" svg:height="2.794cm" svg:x="9.636cm" svg:y="2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741cm" svg:height="0.99cm" svg:x="11.901cm" svg:y="3.21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1.905cm" svg:height="1.143cm" svg:x="17.891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413cm" svg:y1="3.54cm" svg:x2="5.064cm" svg:y2="3.54cm">
          <text:p/>
        </draw:line>
        <draw:line draw:style-name="gr4" draw:text-style-name="P4" draw:layer="layout" svg:x1="7.858cm" svg:y1="3.54cm" svg:x2="9.509cm" svg:y2="3.54cm">
          <text:p/>
        </draw:line>
        <draw:line draw:style-name="gr4" draw:text-style-name="P4" draw:layer="layout" svg:x1="15.986cm" svg:y1="3.54cm" svg:x2="17.891cm" svg:y2="3.54cm">
          <text:p/>
        </draw:line>
        <draw:line draw:style-name="gr4" draw:text-style-name="P4" draw:layer="layout" svg:x1="11.647cm" svg:y1="4.356cm" svg:x2="10.504cm" svg:y2="6.388cm">
          <text:p/>
        </draw:line>
        <draw:frame draw:style-name="gr5" draw:text-style-name="P5" draw:layer="layout" svg:width="1.357cm" svg:height="0.962cm" svg:x="9.147cm" svg:y="5.172cm">
          <draw:text-box>
            <text:p>ДА</text:p>
          </draw:text-box>
        </draw:frame>
        <draw:frame draw:style-name="gr6" draw:text-style-name="P5" draw:layer="layout" svg:width="1.772cm" svg:height="0.962cm" svg:x="15.859cm" svg:y="2.27cm">
          <draw:text-box>
            <text:p>НЕТ</text:p>
          </draw:text-box>
        </draw:frame>
        <draw:custom-shape draw:style-name="gr3" draw:text-style-name="P3" draw:layer="layout" svg:width="10.033cm" svg:height="1.905cm" svg:x="2.249cm" svg:y="6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15.457cm" svg:y="6.51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409cm" svg:y1="7.531cm" svg:x2="15.457cm" svg:y2="7.531cm">
          <text:p/>
        </draw:line>
        <draw:line draw:style-name="gr4" draw:text-style-name="P4" draw:layer="layout" svg:x1="16.854cm" svg:y1="6.388cm" svg:x2="14.822cm" svg:y2="4.102cm">
          <text:p/>
        </draw:line>
        <draw:frame draw:style-name="gr2" draw:text-style-name="P2" draw:layer="layout" svg:width="3.073cm" svg:height="2.03cm" svg:x="4.903cm" svg:y="2.07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0.445cm" svg:height="0.47cm" svg:x="9.794cm" svg:y="5.30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1.239cm" svg:height="1.241cm" draw:transform="skewX (-0.0015707963267949) rotate (-3.11820524161307) translate (6.08cm 3.257cm)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1.239cm" svg:height="1.241cm" draw:transform="skewX (-0.0015707963267949) rotate (-3.11820524161307) translate (3.413cm 8.21cm)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1.239cm" svg:height="1.241cm" draw:transform="skewX (-0.0015707963267949) rotate (-3.11820524161307) translate (4.937cm 8.21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6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15:34</meta:creation-date>
    <dc:date>2016-07-28T17:30:10.333613584</dc:date>
    <meta:editing-duration>PT1H48M1S</meta:editing-duration>
    <meta:editing-cycles>4</meta:editing-cycles>
    <meta:generator>LibreOffice/5.1.4.2$Linux_X86_64 LibreOffice_project/1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i>i</mi>
      <mrow>
        <mi mathvariant="normal">:</mi>
        <mo stretchy="false">=</mo>
        <mrow>
          <mi>i</mi>
          <mo stretchy="false">+</mo>
          <mn>1</mn>
        </mrow>
      </mrow>
    </mrow>
    <annotation encoding="StarMath 5.0">i := i + 1</annotation>
  </semantics>
</math>
</file>

<file path=Object 2/content.xml><?xml version="1.0" encoding="utf-8"?>
<math xmlns="http://www.w3.org/1998/Math/MathML" display="block">
  <semantics>
    <mtable>
      <mtr>
        <mtd>
          <mrow>
            <mphantom>
              <mi>s</mi>
            </mphantom>
            <mphantom>
              <mi>s</mi>
            </mphantom>
            <mrow>
              <mi mathvariant="normal">:</mi>
              <mo stretchy="false">=</mo>
              <mn>0</mn>
            </mrow>
          </mrow>
        </mtd>
      </mtr>
      <mtr>
        <mtd>
          <mrow>
            <mi>i</mi>
            <mrow>
              <mi mathvariant="normal">:</mi>
              <mo stretchy="false">=</mo>
              <mn>0</mn>
            </mrow>
          </mrow>
        </mtd>
      </mtr>
    </mtable>
    <annotation encoding="StarMath 5.0">phantom s phantom s := 0 newline
i := 0</annotation>
  </semantics>
</math>
</file>

<file path=Object 3/content.xml><?xml version="1.0" encoding="utf-8"?>
<math xmlns="http://www.w3.org/1998/Math/MathML" display="block">
  <semantics>
    <mi>З</mi>
    <annotation encoding="StarMath 5.0">З</annotation>
  </semantics>
</math>
</file>

<file path=Object 4/content.xml><?xml version="1.0" encoding="utf-8"?>
<math xmlns="http://www.w3.org/1998/Math/MathML" display="block">
  <semantics>
    <mi>З</mi>
    <annotation encoding="StarMath 5.0">З</annotation>
  </semantics>
</math>
</file>

<file path=Object 5/content.xml><?xml version="1.0" encoding="utf-8"?>
<math xmlns="http://www.w3.org/1998/Math/MathML">
  <mrow/>
</math>
</file>

<file path=Object 6/content.xml><?xml version="1.0" encoding="utf-8"?>
<math xmlns="http://www.w3.org/1998/Math/MathML" display="block">
  <semantics>
    <mrow>
      <mphantom>
        <mi>s</mi>
      </mphantom>
      <mphantom>
        <mi>s</mi>
      </mphantom>
      <mrow>
        <mi mathvariant="normal">:</mi>
        <mo stretchy="false">=</mo>
        <mphantom>
          <mi>s</mi>
        </mphantom>
      </mrow>
      <mrow>
        <mphantom>
          <mi>s</mi>
        </mphantom>
        <mo stretchy="false">+</mo>
        <mrow>
          <mo fence="true" stretchy="false">|</mo>
          <mrow>
            <mrow>
              <mi mathvariant="normal">ρ</mi>
              <mrow>
                <mrow>
                  <mo fence="true" stretchy="false">(</mo>
                  <mrow>
                    <mrow>
                      <mi>a</mi>
                      <mi>,</mi>
                      <msup>
                        <mi>m</mi>
                        <mi>i</mi>
                      </msup>
                    </mrow>
                  </mrow>
                  <mo fence="true" stretchy="false">)</mo>
                </mrow>
                <mo stretchy="false">−</mo>
                <mover accent="true">
                  <msub>
                    <mi mathvariant="normal">ρ</mi>
                    <mn>0</mn>
                  </msub>
                  <mo>¯</mo>
                </mover>
              </mrow>
              <mrow>
                <mo fence="true" stretchy="false">(</mo>
                <mrow>
                  <mrow>
                    <mi>a</mi>
                    <mi>,</mi>
                    <msup>
                      <mi>m</mi>
                      <mi>i</mi>
                    </msup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phantom s phantom s := phantom s phantom s + lline  %rho(a, m^i) - overline %rho_0(a, m^i) rline</annotation>
  </semantics>
</math>
</file>

<file path=Object 7/content.xml><?xml version="1.0" encoding="utf-8"?>
<math xmlns="http://www.w3.org/1998/Math/MathML" display="block">
  <semantics>
    <mrow>
      <mi>i</mi>
      <mo stretchy="false">&lt;</mo>
      <mi>M</mi>
    </mrow>
    <annotation encoding="StarMath 5.0">i &lt; M
</annotation>
  </semantics>
</math>
</file>

<file path=Object 8/content.xml><?xml version="1.0" encoding="utf-8"?>
<math xmlns="http://www.w3.org/1998/Math/MathML" display="block">
  <semantics>
    <mi>З</mi>
    <annotation encoding="StarMath 5.0">З</annotation>
  </semantics>
</math>
</file>

<file path=Object 9/content.xml><?xml version="1.0" encoding="utf-8"?>
<math xmlns="http://www.w3.org/1998/Math/MathML" display="block">
  <semantics>
    <mi>З</mi>
    <annotation encoding="StarMath 5.0">З</annotation>
  </semantics>
</math>
</file>